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Dabov, K., Foi, A., Katkovnik, V., Egiazarian, K. (2007). “Image Denoising by Sparse 3D Transform-Domain Collaborative Filtering.”</text:span><text:line-break/>IEEE Transactions on Image Processing.<text:line-break/>PDF : <text:a xlink:type="simple" xlink:href="https://webpages.tuni.fi/foi/GCF-BM3D/BM3D_TIP_2007.pdf" office:target-frame-name="_new" xlink:show="replace" text:style-name="Internet_20_link" text:visited-style-name="Visited_20_Internet_20_Link">https://webpages.tuni.fi/foi/GCF-BM3D/BM3D_TIP_2007.pdf</text:a></text:p>
      <text:h text:style-name="Heading_20_1" text:outline-level="1"><text:span text:style-name="Strong_20_Emphasis">FICHE DE LECTURE — BM3D (Dabov et al., 2007)</text:span></text:h>
      <text:h text:style-name="Heading_20_2" text:outline-level="2">1. Contexte et motivation</text:h>
      <text:p text:style-name="Text_20_body">Avant 2007, les méthodes de débruitage classiques (moyennage local, ondelettes, Wiener adaptatif) souffraient d’un compromis difficile :</text:p>
      <text:list text:style-name="L1">
        <text:list-item>
          <text:p text:style-name="P1">lisser trop ⇒ perte de détails ;</text:p>
        </text:list-item>
        <text:list-item>
          <text:p text:style-name="P1">conserver les détails ⇒ bruit résiduel important.</text:p>
        </text:list-item>
      </text:list>
      <text:p text:style-name="Text_20_body">Les approches basées sur sparsité (ondelettes) ou sur filtrage non local (NL-Means, 2005) avaient ouvert la voie à une nouvelle génération d’algorithmes, mais aucune ne combinait efficacement :</text:p>
      <text:list text:style-name="L2">
        <text:list-item>
          <text:p text:style-name="P2"><text:span text:style-name="Strong_20_Emphasis">similarité non locale</text:span>,</text:p>
        </text:list-item>
        <text:list-item>
          <text:p text:style-name="P2"><text:span text:style-name="Strong_20_Emphasis">représentation parcimonieuse</text:span>,</text:p>
        </text:list-item>
        <text:list-item>
          <text:p text:style-name="P2"><text:span text:style-name="Strong_20_Emphasis">collaboration multi-blocs</text:span>,</text:p>
        </text:list-item>
        <text:list-item>
          <text:p text:style-name="P2"><text:span text:style-name="Strong_20_Emphasis">traitement 3D cohérent</text:span>.</text:p>
        </text:list-item>
      </text:list>
      <text:p text:style-name="Text_20_body">L’article propose BM3D, une méthode qui deviendra une <text:span text:style-name="Strong_20_Emphasis">référence absolue</text:span> dans le domaine du débruitage, encore utilisée aujourd’hui comme standard.</text:p>
      <text:h text:style-name="Heading_20_2" text:outline-level="2">2. Objectif de l’article</text:h>
      <text:p text:style-name="Text_20_body">Développer une méthode de débruitage qui :</text:p>
      <text:list text:style-name="L3">
        <text:list-item>
          <text:p text:style-name="P3">exploite la <text:span text:style-name="Strong_20_Emphasis">similarité non locale</text:span> dans l’image (patchs répétés),</text:p>
        </text:list-item>
        <text:list-item>
          <text:p text:style-name="P3">regroupe ces patchs pour former des <text:span text:style-name="Strong_20_Emphasis">blocs 3D</text:span> structurellement cohérents,</text:p>
        </text:list-item>
        <text:list-item>
          <text:p text:style-name="P3">applique une transformée 3D (ondelettes + DCT) pour obtenir une <text:span text:style-name="Strong_20_Emphasis">représentation parcimonieuse</text:span>,</text:p>
        </text:list-item>
        <text:list-item>
          <text:p text:style-name="P3">filtre efficacement le bruit dans ce domaine transformé,</text:p>
        </text:list-item>
        <text:list-item>
          <text:p text:style-name="P3">reconstruit ensuite une image propre en fusionnant toutes les estimations locales.</text:p>
        </text:list-item>
      </text:list>
      <text:p text:style-name="Text_20_body">L’objectif est de surpasser quantitativement et visuellement toutes les approches existantes, en particulier NL-Means.</text:p>
      <text:h text:style-name="Heading_20_2" text:outline-level="2"><text:soft-page-break/>3. Méthode BM3D</text:h>
      <text:p text:style-name="Text_20_body">La méthode repose sur un principe :<text:line-break/><text:span text:style-name="Strong_20_Emphasis">des patchs similaires peuvent être regroupés en un volume 3D, qui devient très parcimonieux dans un domaine transformé</text:span>.</text:p>
      <text:h text:style-name="Heading_20_3" text:outline-level="3">3.1. Étape 1 — Groupement non local (“block matching”)</text:h>
      <text:p text:style-name="Text_20_body">Pour chaque patch de référence :</text:p>
      <text:list text:style-name="L4">
        <text:list-item>
          <text:p text:style-name="P4">rechercher les patchs similaires dans une fenêtre de recherche,</text:p>
        </text:list-item>
        <text:list-item>
          <text:p text:style-name="P4">regrouper ces patchs en un <text:span text:style-name="Strong_20_Emphasis">groupe 3D</text:span>,</text:p>
        </text:list-item>
        <text:list-item>
          <text:p text:style-name="P4">chaque groupe représente des structures répétées (textures, motifs) ⇒ très favorable à une compression sparse.</text:p>
        </text:list-item>
      </text:list>
      <text:h text:style-name="Heading_20_3" text:outline-level="3">3.2. Étape 2 — Filtrage collaboratif dans le domaine 3D</text:h>
      <text:p text:style-name="Text_20_body">Le groupe 3D est transformé via :</text:p>
      <text:list text:style-name="L5">
        <text:list-item>
          <text:p text:style-name="P5">DCT 2D + ondelettes 1D,</text:p>
        </text:list-item>
        <text:list-item>
          <text:p text:style-name="P5">ou DCT 3D complète.</text:p>
        </text:list-item>
      </text:list>
      <text:p text:style-name="Text_20_body">Dans ce domaine :</text:p>
      <text:list text:style-name="L6">
        <text:list-item>
          <text:p text:style-name="P6">les coefficients dominants portent l’information,</text:p>
        </text:list-item>
        <text:list-item>
          <text:p text:style-name="P6">les coefficients faibles représentent majoritairement le bruit.</text:p>
        </text:list-item>
      </text:list>
      <text:p text:style-name="Text_20_body">On applique :</text:p>
      <text:list text:style-name="L7">
        <text:list-item>
          <text:p text:style-name="P7"><text:span text:style-name="Strong_20_Emphasis">seuillage dur</text:span> dans la première passe (“hard-thresholding”),</text:p>
        </text:list-item>
        <text:list-item>
          <text:p text:style-name="P7"><text:span text:style-name="Strong_20_Emphasis">filtrage de Wiener 3D</text:span> dans la seconde passe (“Wiener collaborative filtering”),<text:line-break/>ce qui stabilise la reconstruction.</text:p>
        </text:list-item>
      </text:list>
      <text:h text:style-name="Heading_20_3" text:outline-level="3">3.3. Étape 3 — Agrégation</text:h>
      <text:p text:style-name="Text_20_body">Chaque pixel est reconstruit à partir de multiples patchs :</text:p>
      <text:list text:style-name="L8">
        <text:list-item>
          <text:p text:style-name="P8">pondération selon la fiabilité du groupe,</text:p>
        </text:list-item>
        <text:list-item>
          <text:p text:style-name="P8">moyenne optimisée (agrégation surabondante).</text:p>
        </text:list-item>
      </text:list>
      <text:p text:style-name="Text_20_body">Cela réduit les artefacts et stabilise la reconstruction.</text:p>
      <text:h text:style-name="Heading_20_2" text:outline-level="2">4. Résultats expérimentaux</text:h>
      <text:p text:style-name="Text_20_body">L’article montre des résultats sur de nombreuses images standard :</text:p>
      <text:list text:style-name="L9">
        <text:list-item>
          <text:p text:style-name="P9">Barbara, Lena, Boats, House, etc.</text:p>
        </text:list-item>
      </text:list>
      <text:p text:style-name="Text_20_body">Les performances sont évaluées en PSNR et qualité visuelle.</text:p>
      <text:p text:style-name="Text_20_body">Conclusions :</text:p>
      <text:list text:style-name="L10">
        <text:list-item>
          <text:p text:style-name="P10"><text:soft-page-break/>BM3D surpasse nettement NL-Means, K-SVD, et les méthodes d’ondelettes,</text:p>
        </text:list-item>
        <text:list-item>
          <text:p text:style-name="P10">Environ <text:span text:style-name="Strong_20_Emphasis">1 dB à 2 dB</text:span> de gain PSNR dans la majorité des cas,</text:p>
        </text:list-item>
        <text:list-item>
          <text:p text:style-name="P10">Détails fins nettement mieux conservés,</text:p>
        </text:list-item>
        <text:list-item>
          <text:p text:style-name="P10">Bruit uniformément supprimé, y compris dans les zones texturées.</text:p>
        </text:list-item>
      </text:list>
      <text:p text:style-name="Text_20_body">BM3D devient immédiatement l’algorithme de référence.</text:p>
      <text:h text:style-name="Heading_20_2" text:outline-level="2">5. Forces</text:h>
      <text:list text:style-name="L11">
        <text:list-item>
          <text:p text:style-name="P11">Utilisation élégante et efficace du <text:span text:style-name="Strong_20_Emphasis">regroupement non local</text:span>.</text:p>
        </text:list-item>
        <text:list-item>
          <text:p text:style-name="P11">Combinaison unique sparsité + filtrage collaboratif.</text:p>
        </text:list-item>
        <text:list-item>
          <text:p text:style-name="P11">Qualité visuelle excellente : textures préservées.</text:p>
        </text:list-item>
        <text:list-item>
          <text:p text:style-name="P11">Très robuste au bruit gaussien.</text:p>
        </text:list-item>
        <text:list-item>
          <text:p text:style-name="P11">Algorithme rapide (optimisé en C).</text:p>
        </text:list-item>
        <text:list-item>
          <text:p text:style-name="P11">Deux passes (hard + Wiener) garantissent stabilité et minutie.</text:p>
        </text:list-item>
      </text:list>
      <text:h text:style-name="Heading_20_2" text:outline-level="2">6. Limites</text:h>
      <text:list text:style-name="L12">
        <text:list-item>
          <text:p text:style-name="P12">Conçu pour <text:span text:style-name="Strong_20_Emphasis">bruit gaussien blanc</text:span>.</text:p>
        </text:list-item>
        <text:list-item>
          <text:p text:style-name="P12">Dépend fortement de la qualité du regroupement :<text:line-break/>mauvais matching → artefacts.</text:p>
        </text:list-item>
        <text:list-item>
          <text:p text:style-name="P12">Ne traite pas les flous optiques (pas une déconvolution).</text:p>
        </text:list-item>
        <text:list-item>
          <text:p text:style-name="P12">2D uniquement à l’origine (des extensions 3D existent mais hors de cet article).</text:p>
        </text:list-item>
        <text:list-item>
          <text:p text:style-name="P12">Hypothèse de stationnarité du bruit.</text:p>
        </text:list-item>
      </text:list>
      <text:h text:style-name="Heading_20_2" text:outline-level="2">7. Pertinence pour le projet <text:span text:style-name="Emphasis">Fuse My Cells</text:span></text:h>
      <text:p text:style-name="Text_20_body">BM3D n’est pas une méthode de reconstruction multivue :<text:line-break/>c’est un <text:span text:style-name="Strong_20_Emphasis">algorithme de débruitage</text:span>.</text:p>
      <text:p text:style-name="Text_20_body">Il est pertinent dans ton état de l’art parce qu’il représente :</text:p>
      <text:list text:style-name="L13">
        <text:list-item>
          <text:p text:style-name="P13"><text:span text:style-name="Strong_20_Emphasis">La référence des méthodes de débruitage classiques</text:span><text:line-break/>à comparer aux méthodes de deep learning (CARE, Noise2Void).</text:p>
        </text:list-item>
        <text:list-item>
          <text:p text:style-name="P13"><text:span text:style-name="Strong_20_Emphasis">Un outil de nettoyage potentiel</text:span> dans un pipeline Light-Sheet :<text:line-break/>utile <text:span text:style-name="Strong_20_Emphasis">avant</text:span> la reconstruction, surtout dans les vues bruitées.</text:p>
        </text:list-item>
        <text:list-item>
          <text:p text:style-name="P13">Une démonstration que :</text:p>
          <text:list>
            <text:list-item>
              <text:p text:style-name="P13">même un débruitage sophistiqué <text:span text:style-name="Strong_20_Emphasis">ne peut pas compenser</text:span> l’anisotropie,</text:p>
            </text:list-item>
            <text:list-item>
              <text:p text:style-name="P13">donc il est <text:span text:style-name="Strong_20_Emphasis">insuffisant</text:span> pour produire une image multivue,</text:p>
            </text:list-item>
            <text:list-item>
              <text:p text:style-name="P13">et justifie encore la difficulté du challenge Fuse My Cells.</text:p>
            </text:list-item>
          </text:list>
        </text:list-item>
      </text:list>
      <text:p text:style-name="Text_20_body"><text:soft-page-break/>En résumé :<text:line-break/>BM3D est un <text:span text:style-name="Strong_20_Emphasis">baseline algorithmique</text:span> dans le traitement d’images, utile comme comparaison mais <text:span text:style-name="Strong_20_Emphasis">pas suffisant</text:span> pour le problème inverse posé par ton challenge.</text:p>
      <text:h text:style-name="Heading_20_2" text:outline-level="2">8. Conclusion</text:h>
      <text:p text:style-name="Text_20_body">L’article de Dabov et al. (2007) introduit BM3D, un algorithme fondamental dans l’histoire du débruitage. Fondé sur la collaboration entre patchs similaires dans un domaine transformé 3D, il établit encore aujourd’hui un standard pour la qualité du débruitage.</text:p>
      <text:p text:style-name="Text_20_body">Pour ton projet Fuse My Cells, cette méthode représente un <text:span text:style-name="Strong_20_Emphasis">jalon historique</text:span> : une approche très performante pour réduire le bruit, mais incapable de répondre à la problématique de reconstruction multivue — ce qui met en lumière la nécessité d’approches plus avancées, variationales ou deep learning.</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08:12:28.991925600</meta:creation-date>
    <dc:date>2025-11-27T08:13:20.159038200</dc:date>
    <meta:editing-duration>PT51S</meta:editing-duration>
    <meta:editing-cycles>1</meta:editing-cycles>
    <meta:document-statistic meta:table-count="0" meta:image-count="0" meta:object-count="0" meta:page-count="4" meta:paragraph-count="78" meta:word-count="788" meta:character-count="5141" meta:non-whitespace-character-count="4470"/>
    <meta:generator>LibreOffice/25.2.7.2$Windows_X86_64 LibreOffice_project/5cbfd1ab6520636bb5f7b99185aa69bd7456825d</meta:generator>
  </office:meta>
</office:document-meta>
</file>